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Arial" fo:font-size="9pt"/>
    </style:style>
    <style:style style:name="T3" style:family="text">
      <style:text-properties style:font-name="Arial" fo:font-size="9pt"/>
    </style:style>
    <style:style style:name="T4" style:family="text">
      <style:text-properties style:text-position="33% 80%" style:font-name="Arial" fo:font-size="9pt"/>
    </style:style>
    <style:style style:name="T5" style:family="text">
      <style:text-properties style:font-name-asian="Times New Roman" style:font-name-complex="Arial1"/>
    </style:style>
    <style:style style:name="T6" style:family="text">
      <style:text-properties fo:color="#000000" fo:language="zxx" fo:country="none" style:language-asian="zxx" style:country-asian="none"/>
    </style:style>
    <style:style style:name="T7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8" style:family="text">
      <style:text-properties fo:text-transform="lowercase"/>
    </style:style>
    <style:style style:name="T9" style:family="text">
      <style:text-properties fo:text-transform="capitalize"/>
    </style:style>
    <style:style style:name="T10" style:family="text">
      <style:text-properties officeooo:rsid="00184496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7"> DPAS/SIS/BADA/SUSPENSION/</text:span><text:span text:style-name="T7"><text:date style:data-style-name="N106" text:date-value="2015-03-31T14:42:34.528999747">2015</text:date></text:span></text:p>
              <text:p text:style-name="P5"><text:span text:style-name="T6"><text:s text:c="9"/>Matricule CAF : </text:span><text:span text:style-name="T6"><text:user-field-get text:name="dossier_matricule"/></text:span></text:p>
              <text:p text:style-name="P5"><text:text-input text:description="">Affaire suivie par : </text:text-input> <text:span text:style-name="T9"><text:user-field-get text:name="user_prenom">user_prenom</text:user-field-get></text:span> <text:bookmark-start text:name="Texte71"/><text:span text:style-name="T9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3-31T14:42:34.528999747">31/03/2015</text:date></text:p>
            </table:table-cell>
            <table:table-cell table:style-name="Tableau1.B3" office:value-type="string">
              <text:p text:style-name="P7"><text:user-field-get text:name="adresse_numvoie"/> <text:span text:style-name="T9"><text:user-field-get text:name="adresse_typevoie"/></text:span><text:span text:style-name="T9"> </text:span><text:span text:style-name="T8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5"><text:user-field-get text:name="adresse_codepos"/></text:span><text:span text:style-name="T5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12">Le <text:user-field-get text:name="contratinsertion_datevalidation_ci"/> vous avez signé un Contrat d’Engagement Réciproque (CER) avec l’aide de votre service réfèrent : <text:user-field-get text:name="structurereferente_lib_struc"/></text:p>
        <text:p text:style-name="P12"/>
        <text:p text:style-name="P14">Le versement du Revenu de Solidarité Active (RSA) peut-être suspendu<text:span text:style-name="T1">1</text:span>, en tout ou partie, par le Président du Conseil <text:span text:style-name="T10">départemental</text:span>, lorsque le contenu du CER n’est pas respecté par le bénéficiaire.</text:p>
        <text:p text:style-name="P14"/>
        <text:p text:style-name="P13">Or, à ce jour, vous ne respectez pas vos engagements, ce qui vous expose à une éventuelle suspension ou réduction de votre allocation. Cette décision sera soumise pour avis lors de la prochaine réunion de l’Equipe Pluridisciplinaire (EP).</text:p>
        <text:p text:style-name="P14"/>
        <text:p text:style-name="P14">Vous disposez d’un délai d’un mois pour nous faire connaître vos observations et vous pourrez, si vous le souhaitez, être <text:conditional-text text:condition="ooow:personne_qual==&quot;Monsieur&quot;" text:string-value-if-true="entendu" text:string-value-if-false="entendue" text:current-value="true">entendue</text:conditional-text> par l'EP et vous faire accompagner par la personne de votre choix.</text:p>
        <text:p text:style-name="P14"/>
        <text:p text:style-name="P14">La réunion se tiendra <text:user-field-get style:data-style-name="N79" text:name="commissionep_dateseance">samedi 30 décembre 1899</text:user-field-get> à <text:user-field-get text:name="commissionep_dateseance_time"/> à :</text:p>
        <text:p text:style-name="P14"/>
        <text:p text:style-name="P15"><text:user-field-get text:name="commissionep_lieuseance"/></text:p>
        <text:p text:style-name="P15"><text:user-field-get text:name="commissionep_adresseseance"/></text:p>
        <text:p text:style-name="P15"><text:user-field-get text:name="commissionep_codepostalseance"/> <text:user-field-get text:name="commissionep_villeseance"/></text:p>
        <text:p text:style-name="P15"/>
        <text:p text:style-name="P14">Je reste à votre entière disposition pour tout renseignement complémentaire.</text:p>
        <text:p text:style-name="P14"/>
        <text:p text:style-name="P14">Je vous prie d’agréer, <text:user-field-get text:name="personne_qual"/>, l’expression de mes salutations distinguées.</text:p>
        <text:p text:style-name="P16"/>
        <text:p text:style-name="P16"/>
        <text:p text:style-name="P17">Pour le Président du <text:span text:style-name="T10">C</text:span>onseil <text:span text:style-name="T10">départemental</text:span></text:p>
        <text:p text:style-name="P17">et par délégation</text:p>
        <text:p text:style-name="P17"/>
        <text:p text:style-name="P18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text-position="super 58%" style:font-name="Arial" fo:font-size="9pt"/>
    </style:style>
    <style:style style:name="MT2" style:family="text">
      <style:text-properties style:font-name="Arial" fo:font-size="9pt"/>
    </style:style>
    <style:style style:name="MT3" style:family="text">
      <style:text-properties style:text-position="33% 80%" style:font-name="Arial" fo:font-size="9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1</text:span> <text:span text:style-name="MT2">Selon l’article L262-37 de la Loi n° 2008-1249 du 1</text:span><text:span text:style-name="MT3">er</text:span><text:span text:style-name="MT2"> décembre 2008</text:span> </text:p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42:34.357000000</dc:date>
    <dc:creator>linda baitech</dc:creator>
    <meta:editing-duration>PT5H53M44S</meta:editing-duration>
    <meta:editing-cycles>100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2" meta:paragraph-count="22" meta:word-count="193" meta:character-count="1216" meta:non-whitespace-character-count="1019"/>
  </office:meta>
</office:document-meta>
</file>